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31.686cm" svg:height="14.376cm" svg:x="13.631cm" svg:y="3.102cm">
            <draw:object draw:notify-on-update-of-ranges="Лист1.A2:Лист1.A101 Лист1.B1:Лист1.B1 Лист1.B2:Лист1.B101 Лист1.A2:Лист1.A101 Лист1.C1:Лист1.C1 Лист1.C2:Лист1.C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Количество ребер</text:p>
          </table:table-cell>
          <table:table-cell office:value-type="string" calcext:value-type="string">
            <text:p>Дейкстры на 2-куче</text:p>
          </table:table-cell>
          <table:table-cell office:value-type="string" calcext:value-type="string">
            <text:p>Дейкстры с метками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" calcext:value-type="float">
            <text:p>1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2" calcext:value-type="float">
            <text:p>1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6" calcext:value-type="float">
            <text:p>1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9" calcext:value-type="float">
            <text:p>1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20" calcext:value-type="float">
            <text:p>2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23" calcext:value-type="float">
            <text:p>2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5" calcext:value-type="float">
            <text:p>2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20" calcext:value-type="float">
            <text:p>2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16" calcext:value-type="float">
            <text:p>1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32" calcext:value-type="float">
            <text:p>3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31" calcext:value-type="float">
            <text:p>3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35" calcext:value-type="float">
            <text:p>3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36" calcext:value-type="float">
            <text:p>3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22" calcext:value-type="float">
            <text:p>22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47" calcext:value-type="float">
            <text:p>47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44" calcext:value-type="float">
            <text:p>4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40" calcext:value-type="float">
            <text:p>4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48" calcext:value-type="float">
            <text:p>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44" calcext:value-type="float">
            <text:p>4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52" calcext:value-type="float">
            <text:p>52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54" calcext:value-type="float">
            <text:p>5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65" calcext:value-type="float">
            <text:p>6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65" calcext:value-type="float">
            <text:p>6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35" calcext:value-type="float">
            <text:p>3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64" calcext:value-type="float">
            <text:p>64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64" calcext:value-type="float">
            <text:p>64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43" calcext:value-type="float">
            <text:p>4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68" calcext:value-type="float">
            <text:p>68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73" calcext:value-type="float">
            <text:p>73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58" calcext:value-type="float">
            <text:p>5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74" calcext:value-type="float">
            <text:p>74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77" calcext:value-type="float">
            <text:p>7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53" calcext:value-type="float">
            <text:p>5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103" calcext:value-type="float">
            <text:p>10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84" calcext:value-type="float">
            <text:p>8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71" calcext:value-type="float">
            <text:p>7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24" calcext:value-type="float">
            <text:p>12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67" calcext:value-type="float">
            <text:p>67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96" calcext:value-type="float">
            <text:p>9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51" calcext:value-type="float">
            <text:p>5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97" calcext:value-type="float">
            <text:p>9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66" calcext:value-type="float">
            <text:p>6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155" calcext:value-type="float">
            <text:p>15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98" calcext:value-type="float">
            <text:p>9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63" calcext:value-type="float">
            <text:p>63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118" calcext:value-type="float">
            <text:p>118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85" calcext:value-type="float">
            <text:p>8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70" calcext:value-type="float">
            <text:p>70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5200000" calcext:value-type="float">
            <text:p>5200000</text:p>
          </table:table-cell>
          <table:table-cell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300000" calcext:value-type="float">
            <text:p>5300000</text:p>
          </table:table-cell>
          <table:table-cell office:value-type="float" office:value="110" calcext:value-type="float">
            <text:p>11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98" calcext:value-type="float">
            <text:p>98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94" calcext:value-type="float">
            <text:p>9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5600000" calcext:value-type="float">
            <text:p>5600000</text:p>
          </table:table-cell>
          <table:table-cell office:value-type="float" office:value="86" calcext:value-type="float">
            <text:p>86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93" calcext:value-type="float">
            <text:p>9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5800000" calcext:value-type="float">
            <text:p>5800000</text:p>
          </table:table-cell>
          <table:table-cell office:value-type="float" office:value="104" calcext:value-type="float">
            <text:p>10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5900000" calcext:value-type="float">
            <text:p>5900000</text:p>
          </table:table-cell>
          <table:table-cell office:value-type="float" office:value="112" calcext:value-type="float">
            <text:p>11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80" calcext:value-type="float">
            <text:p>8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6100000" calcext:value-type="float">
            <text:p>6100000</text:p>
          </table:table-cell>
          <table:table-cell office:value-type="float" office:value="84" calcext:value-type="float">
            <text:p>84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6200000" calcext:value-type="float">
            <text:p>6200000</text:p>
          </table:table-cell>
          <table:table-cell office:value-type="float" office:value="112" calcext:value-type="float">
            <text:p>11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72" calcext:value-type="float">
            <text:p>7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6400000" calcext:value-type="float">
            <text:p>6400000</text:p>
          </table:table-cell>
          <table:table-cell office:value-type="float" office:value="82" calcext:value-type="float">
            <text:p>82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96" calcext:value-type="float">
            <text:p>9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97" calcext:value-type="float">
            <text:p>97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6700000" calcext:value-type="float">
            <text:p>6700000</text:p>
          </table:table-cell>
          <table:table-cell office:value-type="float" office:value="103" calcext:value-type="float">
            <text:p>103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6800000" calcext:value-type="float">
            <text:p>6800000</text:p>
          </table:table-cell>
          <table:table-cell office:value-type="float" office:value="110" calcext:value-type="float">
            <text:p>11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97" calcext:value-type="float">
            <text:p>9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10" calcext:value-type="float">
            <text:p>11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100000" calcext:value-type="float">
            <text:p>7100000</text:p>
          </table:table-cell>
          <table:table-cell office:value-type="float" office:value="154" calcext:value-type="float">
            <text:p>15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144" calcext:value-type="float">
            <text:p>144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7300000" calcext:value-type="float">
            <text:p>7300000</text:p>
          </table:table-cell>
          <table:table-cell office:value-type="float" office:value="135" calcext:value-type="float">
            <text:p>135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7400000" calcext:value-type="float">
            <text:p>7400000</text:p>
          </table:table-cell>
          <table:table-cell office:value-type="float" office:value="130" calcext:value-type="float">
            <text:p>13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130" calcext:value-type="float">
            <text:p>13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7600000" calcext:value-type="float">
            <text:p>7600000</text:p>
          </table:table-cell>
          <table:table-cell office:value-type="float" office:value="134" calcext:value-type="float">
            <text:p>13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700000" calcext:value-type="float">
            <text:p>7700000</text:p>
          </table:table-cell>
          <table:table-cell office:value-type="float" office:value="141" calcext:value-type="float">
            <text:p>141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95" calcext:value-type="float">
            <text:p>9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7900000" calcext:value-type="float">
            <text:p>7900000</text:p>
          </table:table-cell>
          <table:table-cell office:value-type="float" office:value="121" calcext:value-type="float">
            <text:p>121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38" calcext:value-type="float">
            <text:p>138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95" calcext:value-type="float">
            <text:p>95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8200000" calcext:value-type="float">
            <text:p>8200000</text:p>
          </table:table-cell>
          <table:table-cell office:value-type="float" office:value="118" calcext:value-type="float">
            <text:p>11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8300000" calcext:value-type="float">
            <text:p>8300000</text:p>
          </table:table-cell>
          <table:table-cell office:value-type="float" office:value="132" calcext:value-type="float">
            <text:p>132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134" calcext:value-type="float">
            <text:p>134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155" calcext:value-type="float">
            <text:p>155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8600000" calcext:value-type="float">
            <text:p>8600000</text:p>
          </table:table-cell>
          <table:table-cell office:value-type="float" office:value="133" calcext:value-type="float">
            <text:p>133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134" calcext:value-type="float">
            <text:p>134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8800000" calcext:value-type="float">
            <text:p>8800000</text:p>
          </table:table-cell>
          <table:table-cell office:value-type="float" office:value="142" calcext:value-type="float">
            <text:p>142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8900000" calcext:value-type="float">
            <text:p>8900000</text:p>
          </table:table-cell>
          <table:table-cell office:value-type="float" office:value="159" calcext:value-type="float">
            <text:p>159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34" calcext:value-type="float">
            <text:p>134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9100000" calcext:value-type="float">
            <text:p>9100000</text:p>
          </table:table-cell>
          <table:table-cell office:value-type="float" office:value="81" calcext:value-type="float">
            <text:p>8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9200000" calcext:value-type="float">
            <text:p>9200000</text:p>
          </table:table-cell>
          <table:table-cell office:value-type="float" office:value="89" calcext:value-type="float">
            <text:p>89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146" calcext:value-type="float">
            <text:p>14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9400000" calcext:value-type="float">
            <text:p>9400000</text:p>
          </table:table-cell>
          <table:table-cell office:value-type="float" office:value="124" calcext:value-type="float">
            <text:p>12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84" calcext:value-type="float">
            <text:p>84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169" calcext:value-type="float">
            <text:p>169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9700000" calcext:value-type="float">
            <text:p>9700000</text:p>
          </table:table-cell>
          <table:table-cell office:value-type="float" office:value="172" calcext:value-type="float">
            <text:p>172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9800000" calcext:value-type="float">
            <text:p>9800000</text:p>
          </table:table-cell>
          <table:table-cell office:value-type="float" office:value="212" calcext:value-type="float">
            <text:p>212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160" calcext:value-type="float">
            <text:p>160</text:p>
          </table:table-cell>
          <table:table-cell office:value-type="float" office:value="693" calcext:value-type="float">
            <text:p>6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.00.0000</text:date>, <text:time style:data-style-name="N2" text:time-value="16:36:27.62192175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6T17:37:34.662438999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3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87cm" svg:height="14.377cm" xlink:href=".." xlink:type="simple" chart:class="chart:scatter" chart:style-name="ch1">
        <chart:legend chart:legend-position="end" svg:x="27.089cm" svg:y="6.64cm" style:legend-expansion="high" chart:style-name="ch2"/>
        <chart:plot-area chart:style-name="ch3" table:cell-range-address="Лист1.A2:Лист1.C101 Лист1.B1:Лист1.C1" chart:data-source-has-labels="row" svg:x="0.633cm" svg:y="0.287cm" svg:width="25.823cm" svg:height="13.803cm">
          <chartooo:coordinate-region svg:x="1.44cm" svg:y="0.486cm" svg:width="24.274cm" svg:height="12.9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101" chart:label-cell-address="Лист1.B1:Лист1.B1" chart:class="chart:scatter">
            <chart:domain table:cell-range-address="Лист1.A2:Лист1.A101"/>
            <chart:data-point chart:repeated="100"/>
          </chart:series>
          <chart:series chart:style-name="ch7" chart:values-cell-range-address="Лист1.C2:Лист1.C101" chart:label-cell-address="Лист1.C1:Лист1.C1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Дейкстры на 2-куче</text:p>
                <draw:g>
                  <svg:desc>Лист1.B1:Лист1.B1</svg:desc>
                </draw:g>
              </table:table-cell>
              <table:table-cell office:value-type="string">
                <text:p>Дейкстры с метками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2:Лист1.A101</svg:desc>
                </draw:g>
              </table:table-cell>
              <table:table-cell office:value-type="float" office:value="4">
                <text:p>4</text:p>
                <draw:g>
                  <svg:desc>Лист1.B2:Лист1.B101</svg:desc>
                </draw:g>
              </table:table-cell>
              <table:table-cell office:value-type="float" office:value="245">
                <text:p>245</text:p>
                <draw:g>
                  <svg:desc>Лист1.C2:Лист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13">
                <text:p>1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8">
                <text:p>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10">
                <text:p>1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12">
                <text:p>1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10">
                <text:p>1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16">
                <text:p>1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19">
                <text:p>1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20">
                <text:p>2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23">
                <text:p>2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25">
                <text:p>2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0">
                <text:p>1100000</text:p>
              </table:table-cell>
              <table:table-cell office:value-type="float" office:value="20">
                <text:p>2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0">
                <text:p>1200000</text:p>
              </table:table-cell>
              <table:table-cell office:value-type="float" office:value="16">
                <text:p>1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0">
                <text:p>1300000</text:p>
              </table:table-cell>
              <table:table-cell office:value-type="float" office:value="32">
                <text:p>3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0">
                <text:p>1400000</text:p>
              </table:table-cell>
              <table:table-cell office:value-type="float" office:value="31">
                <text:p>3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0">
                <text:p>1500000</text:p>
              </table:table-cell>
              <table:table-cell office:value-type="float" office:value="35">
                <text:p>3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0">
                <text:p>1600000</text:p>
              </table:table-cell>
              <table:table-cell office:value-type="float" office:value="36">
                <text:p>3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0">
                <text:p>1700000</text:p>
              </table:table-cell>
              <table:table-cell office:value-type="float" office:value="22">
                <text:p>22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0">
                <text:p>1800000</text:p>
              </table:table-cell>
              <table:table-cell office:value-type="float" office:value="47">
                <text:p>4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0">
                <text:p>1900000</text:p>
              </table:table-cell>
              <table:table-cell office:value-type="float" office:value="44">
                <text:p>4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40">
                <text:p>4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0">
                <text:p>2100000</text:p>
              </table:table-cell>
              <table:table-cell office:value-type="float" office:value="48">
                <text:p>4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0">
                <text:p>2200000</text:p>
              </table:table-cell>
              <table:table-cell office:value-type="float" office:value="44">
                <text:p>4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0">
                <text:p>2300000</text:p>
              </table:table-cell>
              <table:table-cell office:value-type="float" office:value="52">
                <text:p>5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0">
                <text:p>2400000</text:p>
              </table:table-cell>
              <table:table-cell office:value-type="float" office:value="54">
                <text:p>5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0">
                <text:p>2500000</text:p>
              </table:table-cell>
              <table:table-cell office:value-type="float" office:value="65">
                <text:p>6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0">
                <text:p>2600000</text:p>
              </table:table-cell>
              <table:table-cell office:value-type="float" office:value="65">
                <text:p>6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0">
                <text:p>2700000</text:p>
              </table:table-cell>
              <table:table-cell office:value-type="float" office:value="35">
                <text:p>3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0">
                <text:p>2800000</text:p>
              </table:table-cell>
              <table:table-cell office:value-type="float" office:value="64">
                <text:p>6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0">
                <text:p>2900000</text:p>
              </table:table-cell>
              <table:table-cell office:value-type="float" office:value="64">
                <text:p>6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43">
                <text:p>4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0">
                <text:p>3100000</text:p>
              </table:table-cell>
              <table:table-cell office:value-type="float" office:value="68">
                <text:p>6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0">
                <text:p>3200000</text:p>
              </table:table-cell>
              <table:table-cell office:value-type="float" office:value="73">
                <text:p>7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0">
                <text:p>3300000</text:p>
              </table:table-cell>
              <table:table-cell office:value-type="float" office:value="58">
                <text:p>5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0">
                <text:p>3400000</text:p>
              </table:table-cell>
              <table:table-cell office:value-type="float" office:value="74">
                <text:p>7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0">
                <text:p>3500000</text:p>
              </table:table-cell>
              <table:table-cell office:value-type="float" office:value="77">
                <text:p>7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0">
                <text:p>3600000</text:p>
              </table:table-cell>
              <table:table-cell office:value-type="float" office:value="53">
                <text:p>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0">
                <text:p>3700000</text:p>
              </table:table-cell>
              <table:table-cell office:value-type="float" office:value="103">
                <text:p>10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0">
                <text:p>3800000</text:p>
              </table:table-cell>
              <table:table-cell office:value-type="float" office:value="84">
                <text:p>8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0">
                <text:p>3900000</text:p>
              </table:table-cell>
              <table:table-cell office:value-type="float" office:value="71">
                <text:p>71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0">
                <text:p>4000000</text:p>
              </table:table-cell>
              <table:table-cell office:value-type="float" office:value="124">
                <text:p>12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00">
                <text:p>4100000</text:p>
              </table:table-cell>
              <table:table-cell office:value-type="float" office:value="67">
                <text:p>6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0">
                <text:p>4200000</text:p>
              </table:table-cell>
              <table:table-cell office:value-type="float" office:value="96">
                <text:p>9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0">
                <text:p>4300000</text:p>
              </table:table-cell>
              <table:table-cell office:value-type="float" office:value="51">
                <text:p>5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00">
                <text:p>4400000</text:p>
              </table:table-cell>
              <table:table-cell office:value-type="float" office:value="97">
                <text:p>9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0">
                <text:p>4500000</text:p>
              </table:table-cell>
              <table:table-cell office:value-type="float" office:value="66">
                <text:p>6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0">
                <text:p>4600000</text:p>
              </table:table-cell>
              <table:table-cell office:value-type="float" office:value="155">
                <text:p>15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0">
                <text:p>4700000</text:p>
              </table:table-cell>
              <table:table-cell office:value-type="float" office:value="98">
                <text:p>9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0">
                <text:p>4800000</text:p>
              </table:table-cell>
              <table:table-cell office:value-type="float" office:value="63">
                <text:p>63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0">
                <text:p>4900000</text:p>
              </table:table-cell>
              <table:table-cell office:value-type="float" office:value="118">
                <text:p>11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00">
                <text:p>5000000</text:p>
              </table:table-cell>
              <table:table-cell office:value-type="float" office:value="85">
                <text:p>8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00">
                <text:p>5100000</text:p>
              </table:table-cell>
              <table:table-cell office:value-type="float" office:value="70">
                <text:p>7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00">
                <text:p>5200000</text:p>
              </table:table-cell>
              <table:table-cell office:value-type="float" office:value="114">
                <text:p>11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00">
                <text:p>5300000</text:p>
              </table:table-cell>
              <table:table-cell office:value-type="float" office:value="110">
                <text:p>11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00">
                <text:p>5400000</text:p>
              </table:table-cell>
              <table:table-cell office:value-type="float" office:value="98">
                <text:p>98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00">
                <text:p>5500000</text:p>
              </table:table-cell>
              <table:table-cell office:value-type="float" office:value="94">
                <text:p>9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00">
                <text:p>5600000</text:p>
              </table:table-cell>
              <table:table-cell office:value-type="float" office:value="86">
                <text:p>8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00">
                <text:p>5700000</text:p>
              </table:table-cell>
              <table:table-cell office:value-type="float" office:value="93">
                <text:p>9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00">
                <text:p>5800000</text:p>
              </table:table-cell>
              <table:table-cell office:value-type="float" office:value="104">
                <text:p>104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00">
                <text:p>5900000</text:p>
              </table:table-cell>
              <table:table-cell office:value-type="float" office:value="112">
                <text:p>11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00">
                <text:p>6000000</text:p>
              </table:table-cell>
              <table:table-cell office:value-type="float" office:value="80">
                <text:p>8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00">
                <text:p>6100000</text:p>
              </table:table-cell>
              <table:table-cell office:value-type="float" office:value="84">
                <text:p>8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00">
                <text:p>6200000</text:p>
              </table:table-cell>
              <table:table-cell office:value-type="float" office:value="112">
                <text:p>11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00">
                <text:p>6300000</text:p>
              </table:table-cell>
              <table:table-cell office:value-type="float" office:value="72">
                <text:p>7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00">
                <text:p>6400000</text:p>
              </table:table-cell>
              <table:table-cell office:value-type="float" office:value="82">
                <text:p>82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00">
                <text:p>6500000</text:p>
              </table:table-cell>
              <table:table-cell office:value-type="float" office:value="96">
                <text:p>96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00">
                <text:p>6600000</text:p>
              </table:table-cell>
              <table:table-cell office:value-type="float" office:value="97">
                <text:p>97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00">
                <text:p>6700000</text:p>
              </table:table-cell>
              <table:table-cell office:value-type="float" office:value="103">
                <text:p>10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00">
                <text:p>6800000</text:p>
              </table:table-cell>
              <table:table-cell office:value-type="float" office:value="110">
                <text:p>11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00">
                <text:p>6900000</text:p>
              </table:table-cell>
              <table:table-cell office:value-type="float" office:value="97">
                <text:p>9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00">
                <text:p>7000000</text:p>
              </table:table-cell>
              <table:table-cell office:value-type="float" office:value="110">
                <text:p>11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00">
                <text:p>7100000</text:p>
              </table:table-cell>
              <table:table-cell office:value-type="float" office:value="154">
                <text:p>15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00">
                <text:p>7200000</text:p>
              </table:table-cell>
              <table:table-cell office:value-type="float" office:value="144">
                <text:p>144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00">
                <text:p>7300000</text:p>
              </table:table-cell>
              <table:table-cell office:value-type="float" office:value="135">
                <text:p>13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00">
                <text:p>7400000</text:p>
              </table:table-cell>
              <table:table-cell office:value-type="float" office:value="130">
                <text:p>13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00">
                <text:p>7500000</text:p>
              </table:table-cell>
              <table:table-cell office:value-type="float" office:value="130">
                <text:p>13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00">
                <text:p>7600000</text:p>
              </table:table-cell>
              <table:table-cell office:value-type="float" office:value="134">
                <text:p>134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00">
                <text:p>7700000</text:p>
              </table:table-cell>
              <table:table-cell office:value-type="float" office:value="141">
                <text:p>14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00">
                <text:p>7800000</text:p>
              </table:table-cell>
              <table:table-cell office:value-type="float" office:value="95">
                <text:p>9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00">
                <text:p>7900000</text:p>
              </table:table-cell>
              <table:table-cell office:value-type="float" office:value="121">
                <text:p>121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00">
                <text:p>8000000</text:p>
              </table:table-cell>
              <table:table-cell office:value-type="float" office:value="138">
                <text:p>138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00">
                <text:p>8100000</text:p>
              </table:table-cell>
              <table:table-cell office:value-type="float" office:value="95">
                <text:p>9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00">
                <text:p>8200000</text:p>
              </table:table-cell>
              <table:table-cell office:value-type="float" office:value="118">
                <text:p>11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00">
                <text:p>8300000</text:p>
              </table:table-cell>
              <table:table-cell office:value-type="float" office:value="132">
                <text:p>132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00">
                <text:p>8400000</text:p>
              </table:table-cell>
              <table:table-cell office:value-type="float" office:value="134">
                <text:p>134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00">
                <text:p>8500000</text:p>
              </table:table-cell>
              <table:table-cell office:value-type="float" office:value="155">
                <text:p>155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00">
                <text:p>8600000</text:p>
              </table:table-cell>
              <table:table-cell office:value-type="float" office:value="133">
                <text:p>13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00">
                <text:p>8700000</text:p>
              </table:table-cell>
              <table:table-cell office:value-type="float" office:value="134">
                <text:p>134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00">
                <text:p>8800000</text:p>
              </table:table-cell>
              <table:table-cell office:value-type="float" office:value="142">
                <text:p>142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00">
                <text:p>8900000</text:p>
              </table:table-cell>
              <table:table-cell office:value-type="float" office:value="159">
                <text:p>159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00">
                <text:p>9000000</text:p>
              </table:table-cell>
              <table:table-cell office:value-type="float" office:value="134">
                <text:p>13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00">
                <text:p>9100000</text:p>
              </table:table-cell>
              <table:table-cell office:value-type="float" office:value="81">
                <text:p>8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00">
                <text:p>9200000</text:p>
              </table:table-cell>
              <table:table-cell office:value-type="float" office:value="89">
                <text:p>89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00">
                <text:p>9300000</text:p>
              </table:table-cell>
              <table:table-cell office:value-type="float" office:value="146">
                <text:p>14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00">
                <text:p>9400000</text:p>
              </table:table-cell>
              <table:table-cell office:value-type="float" office:value="124">
                <text:p>12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00">
                <text:p>9500000</text:p>
              </table:table-cell>
              <table:table-cell office:value-type="float" office:value="84">
                <text:p>8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00">
                <text:p>9600000</text:p>
              </table:table-cell>
              <table:table-cell office:value-type="float" office:value="169">
                <text:p>169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00">
                <text:p>9700000</text:p>
              </table:table-cell>
              <table:table-cell office:value-type="float" office:value="172">
                <text:p>17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00">
                <text:p>9800000</text:p>
              </table:table-cell>
              <table:table-cell office:value-type="float" office:value="212">
                <text:p>21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00">
                <text:p>9900000</text:p>
              </table:table-cell>
              <table:table-cell office:value-type="float" office:value="160">
                <text:p>160</text:p>
              </table:table-cell>
              <table:table-cell office:value-type="float" office:value="693">
                <text:p>6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